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c45d0"/>
    </style:style>
    <style:style style:name="P2" style:family="paragraph" style:parent-style-name="Standard">
      <style:text-properties officeooo:rsid="001c45d0" officeooo:paragraph-rsid="001c45d0"/>
    </style:style>
    <style:style style:name="P3" style:family="paragraph" style:parent-style-name="Standard" style:list-style-name="L1">
      <style:text-properties officeooo:rsid="001c45d0" officeooo:paragraph-rsid="001c45d0"/>
    </style:style>
    <style:style style:name="P4" style:family="paragraph" style:parent-style-name="Standard">
      <style:paragraph-properties fo:text-align="center" style:justify-single-word="false"/>
      <style:text-properties fo:font-size="24pt" style:text-underline-style="solid" style:text-underline-width="auto" style:text-underline-color="font-color" fo:font-weight="bold" officeooo:rsid="001c45d0" officeooo:paragraph-rsid="001c45d0" style:font-size-asian="24pt" style:font-weight-asian="bold" style:font-size-complex="24pt" style:font-weight-complex="bold"/>
    </style:style>
    <style:style style:name="P5" style:family="paragraph" style:parent-style-name="Standard" style:list-style-name="L1"/>
    <style:style style:name="P6" style:family="paragraph" style:parent-style-name="Standard">
      <style:text-properties fo:font-size="14pt" fo:font-weight="bold" officeooo:rsid="001c45d0" officeooo:paragraph-rsid="001c45d0" style:font-weight-asian="bold" style:font-weight-complex="bold"/>
    </style:style>
    <style:style style:name="P7" style:family="paragraph" style:parent-style-name="Standard" style:list-style-name="L1">
      <style:text-properties officeooo:rsid="001cdd6b" officeooo:paragraph-rsid="001cdd6b"/>
    </style:style>
    <style:style style:name="P8" style:family="paragraph" style:parent-style-name="Standard" style:list-style-name="L1">
      <style:text-properties officeooo:rsid="001e4814" officeooo:paragraph-rsid="001e4814"/>
    </style:style>
    <style:style style:name="P9" style:family="paragraph" style:parent-style-name="Standard" style:list-style-name="L1">
      <style:text-properties officeooo:rsid="001f2b00" officeooo:paragraph-rsid="001f2b00"/>
    </style:style>
    <style:style style:name="P10" style:family="paragraph" style:parent-style-name="Standard" style:list-style-name="L2">
      <style:text-properties officeooo:rsid="001fabbc" officeooo:paragraph-rsid="001fabbc"/>
    </style:style>
    <style:style style:name="P11" style:family="paragraph" style:parent-style-name="Standard" style:list-style-name="L2">
      <style:text-properties officeooo:rsid="00210524" officeooo:paragraph-rsid="00210524"/>
    </style:style>
    <style:style style:name="P12" style:family="paragraph" style:parent-style-name="Standard">
      <style:paragraph-properties fo:padding="0.074cm" fo:border-left="none" fo:border-right="none" fo:border-top="none" fo:border-bottom="0.99pt solid #000000" style:join-border="false"/>
    </style:style>
    <style:style style:name="P13" style:family="paragraph" style:parent-style-name="Standard">
      <style:paragraph-properties fo:break-before="page"/>
      <style:text-properties officeooo:rsid="001c45d0"/>
    </style:style>
    <style:style style:name="P14" style:family="paragraph" style:parent-style-name="Header">
      <style:text-properties officeooo:rsid="001c45d0" officeooo:paragraph-rsid="001c45d0"/>
    </style:style>
    <style:style style:name="T1" style:family="text">
      <style:text-properties style:text-position="super 58%"/>
    </style:style>
    <style:style style:name="T2" style:family="text">
      <style:text-properties officeooo:rsid="001f2b00"/>
    </style:style>
    <style:style style:name="T3" style:family="text">
      <style:text-properties officeooo:rsid="00210524"/>
    </style:style>
    <style:style style:name="T4" style:family="text">
      <style:text-properties style:text-position="sub 58%"/>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text:start-value="9">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DST d’Anglais</text:p>
      <text:p text:style-name="P12"/>
      <text:p text:style-name="Standard"/>
      <text:p text:style-name="Standard"/>
      <text:p text:style-name="Standard"/>
      <text:p text:style-name="Standard"/>
      <text:p text:style-name="P12"/>
      <text:p text:style-name="Standard"/>
      <text:p text:style-name="P2"/>
      <text:p text:style-name="P6">Document A</text:p>
      <text:p text:style-name="P2"/>
      <text:list xml:id="list2188289696202335246" text:style-name="L1">
        <text:list-item>
          <text:p text:style-name="P5"/>
          <text:list>
            <text:list-item>
              <text:p text:style-name="P3">The present characters are Mrs. Weston and George Weston.</text:p>
            </text:list-item>
            <text:list-item>
              <text:p text:style-name="P3">The mentiones characters are Gloria Weston, and the robot Robbie.</text:p>
            </text:list-item>
          </text:list>
        </text:list-item>
        <text:list-item>
          <text:p text:style-name="P3">George Weston and Mrs. Weston are husband and wife, Gloria Weston is their daughter, and Robbie is Gloria’s company robot.</text:p>
        </text:list-item>
        <text:list-item>
          <text:p text:style-name="P5"/>
          <text:list>
            <text:list-item>
              <text:p text:style-name="P7">The main characters are arguing about Gloria’s safety with Robbie.</text:p>
            </text:list-item>
            <text:list-item>
              <text:p text:style-name="P8">The narrative descriptions, the punctuations, and some words in itallic are what makes the conversation illustrate the general atmosphere.</text:p>
            </text:list-item>
          </text:list>
        </text:list-item>
        <text:list-item>
          <text:p text:style-name="P8">From line 1 to line 14, the general atmosphere is tense, as we can see in line 1 : « Mrs. Weston waited patiently two minutes, then impatiently for two more, and finally broke the silence. » which shows that Mrs. Weston is nervous.</text:p>
        </text:list-item>
        <text:list-item>
          <text:p text:style-name="P5"/>
          <text:list>
            <text:list-item>
              <text:p text:style-name="P8">The « machine » is used to designate Robbie.</text:p>
            </text:list-item>
            <text:list-item>
              <text:p text:style-name="P8">At first, the two main characters wanted to buy it, <text:span text:style-name="T2">and probably for the same reason.</text:span></text:p>
            </text:list-item>
            <text:list-item>
              <text:p text:style-name="P9">Now, Mrs. Weston wants that « machine » to be gone, but Mr. Weston preferes that it stays.</text:p>
            </text:list-item>
          </text:list>
        </text:list-item>
        <text:list-item>
          <text:p text:style-name="P9">The advantages of the « machine » are that « He’s the best robot money can buy » (l.13), he’s very clever (« cleverer than half [Weston’s] office staff » l.14), he’s « infinitely more to be trusted than a human nursemaid » (l.24-25), he’s « constructed for only one purpose » (l.25), and it respects « the First Law of Robotics » (l.34-35) which forbids it to harm any human.</text:p>
          <text:p text:style-name="P9">But the inconveniences are that « It has no soul, and no one knows what it may be thinking » (l.18).</text:p>
          <text:p text:style-name="P5"/>
        </text:list-item>
      </text:list>
      <text:p text:style-name="P1"/>
      <text:p text:style-name="P13"/>
      <text:p text:style-name="P6">Document B</text:p>
      <text:p text:style-name="P2"/>
      <text:list xml:id="list1067318269086739332" text:style-name="L2">
        <text:list-item>
          <text:p text:style-name="P10">The benefits of NLS are that it would be helpful for <text:span text:style-name="T3">organization and interaction in small groups.</text:span></text:p>
        </text:list-item>
        <text:list-item>
          <text:p text:style-name="P10"/>
          <text:list>
            <text:list-item>
              <text:p text:style-name="P11">Yes, NLS is a precursor of the Internet, the text says « The project, in other words, is an early version of the Internet. » (l.9)</text:p>
            </text:list-item>
            <text:list-item>
              <text:p text:style-name="P11">Yes, Shakey and the NLS are different programs : Shakey is « a six-foot-tall robot » (index), and the NLS is « an entirely different sort of enterprise » (l.4)</text:p>
            </text:list-item>
            <text:list-item>
              <text:p text:style-name="P11">Bill Duval abandon the program related to Shakey because « [he] became frustrated with the limitations of the robotics projects » (l.2)</text:p>
            </text:list-item>
          </text:list>
        </text:list-item>
        <text:list-item>
          <text:p text:style-name="P11">There used to be two different researches, one to replace humans with computers, and the other to augment the human intellect by using computers. The quote means that Bill Duvall would be the first to link these two researches into just one..</text:p>
          <text:p text:style-name="P11"/>
          <text:p text:style-name="P11"/>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1c45d0" officeooo:paragraph-rsid="001c45d0"/>
    </style:style>
    <style:style style:name="MT1" style:family="text">
      <style:text-properties style:text-position="super 58%"/>
    </style:style>
    <style:style style:name="MT2" style:family="text">
      <style:text-properties style:text-position="sub 58%"/>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header-footer-properties fo:min-height="0cm" fo:margin-top="0.499cm"/>
      </style:footer-style>
    </style:page-layout>
  </office:automatic-styles>
  <office:master-styles>
    <style:master-page style:name="Standard" style:page-layout-name="Mpm1">
      <style:header>
        <text:p text:style-name="MP1">GARNIER<text:tab/><text:tab/>Friday, September 21<text:span text:style-name="MT1">st</text:span></text:p>
        <text:p text:style-name="MP1">Thomas</text:p>
        <text:p text:style-name="MP1">TS3</text:p>
      </style:header>
      <style:footer>
        <text:p text:style-name="Footer"><text:tab/><text:span text:style-name="MT1"><text:page-number text:select-page="current">1</text:page-number></text:span>/<text:span text:style-name="MT2"><text:page-count>2</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21T10:19:53.560000000</meta:creation-date>
    <dc:date>2018-09-21T11:26:48.883000000</dc:date>
    <meta:editing-duration>PT1M33S</meta:editing-duration>
    <meta:editing-cycles>1</meta:editing-cycles>
    <meta:document-statistic meta:table-count="0" meta:image-count="0" meta:object-count="0" meta:page-count="2" meta:paragraph-count="27" meta:word-count="416" meta:character-count="2254" meta:non-whitespace-character-count="1878"/>
    <meta:generator>LibreOffice/5.1.6.2$Windows_x86 LibreOffice_project/07ac168c60a517dba0f0d7bc7540f5afa45f0909</meta:generator>
  </office:meta>
</office:document-meta>
</file>